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NO Check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NO Check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s://github.com/luzi82/MnoCheckAndroid/&quot;" office:value-type="string" office:string-value="https://github.com/luzi82/MnoCheckAndroid/">
            <text:p>https://github.com/luzi82/MnoCheckAndroid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NO Check">
            <text:p>Share MNO Check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654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1/05/2011</text:date>, <text:time>22:53:1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5-01T22:53:14</dc:date>
    <meta:editing-duration>PT69H36M22S</meta:editing-duration>
    <meta:editing-cycles>164</meta:editing-cycles>
    <meta:generator>OpenOffice.org/3.2$Linux OpenOffice.org_project/320m19$Build-9505</meta:generator>
    <dc:creator>luzi82 </dc:creator>
    <meta:document-statistic meta:table-count="3" meta:cell-count="52" meta:object-count="0"/>
  </office:meta>
</office:document-meta>
</file>